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Calibri" svg:font-family="Calibri" style:font-family-generic="swiss" style:font-pitch="variable"/>
    <style:font-face style:name="Jamrul" svg:font-family="Jamrul" style:font-pitch="variable"/>
    <style:font-face style:name="Lato" svg:font-family="Lato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d97e7" officeooo:paragraph-rsid="000d97e7"/>
    </style:style>
    <style:style style:name="P2" style:family="paragraph" style:parent-style-name="Text_20_body">
      <style:text-properties officeooo:paragraph-rsid="0052af5e"/>
    </style:style>
    <style:style style:name="P3" style:family="paragraph" style:parent-style-name="Standard">
      <style:text-properties officeooo:rsid="001012e4" officeooo:paragraph-rsid="0052af5e"/>
    </style:style>
    <style:style style:name="P4" style:family="paragraph" style:parent-style-name="Standard">
      <style:paragraph-properties style:writing-mode="lr-tb"/>
      <style:text-properties officeooo:paragraph-rsid="000f64c8"/>
    </style:style>
    <style:style style:name="P5" style:family="paragraph" style:parent-style-name="Standard">
      <style:text-properties officeooo:rsid="0016ec52" officeooo:paragraph-rsid="0052af5e"/>
    </style:style>
    <style:style style:name="P6" style:family="paragraph" style:parent-style-name="Standard">
      <style:text-properties officeooo:rsid="001012e4" officeooo:paragraph-rsid="0052af5e"/>
    </style:style>
    <style:style style:name="P7" style:family="paragraph" style:parent-style-name="Footer">
      <style:text-properties officeooo:paragraph-rsid="002f44ac"/>
    </style:style>
    <style:style style:name="P8" style:family="paragraph" style:parent-style-name="Heading_20_1">
      <style:paragraph-properties fo:break-before="page"/>
      <style:text-properties officeooo:paragraph-rsid="0052af5e"/>
    </style:style>
    <style:style style:name="P9" style:family="paragraph" style:parent-style-name="Heading_20_1">
      <style:paragraph-properties fo:break-before="page" fo:keep-with-next="always"/>
      <style:text-properties officeooo:paragraph-rsid="0052af5e"/>
    </style:style>
    <style:style style:name="P10" style:family="paragraph" style:parent-style-name="Text_20_body">
      <style:paragraph-properties fo:break-before="page"/>
      <style:text-properties officeooo:paragraph-rsid="0052af5e"/>
    </style:style>
    <style:style style:name="P11" style:family="paragraph" style:parent-style-name="Text_20_body">
      <style:text-properties officeooo:paragraph-rsid="007d95f3"/>
    </style:style>
    <style:style style:name="P12" style:family="paragraph" style:parent-style-name="Text_20_body">
      <style:text-properties fo:font-size="14pt" officeooo:paragraph-rsid="0052af5e"/>
    </style:style>
    <style:style style:name="P13" style:family="paragraph" style:parent-style-name="Text_20_body" style:list-style-name="L2">
      <style:text-properties fo:font-size="14pt" officeooo:paragraph-rsid="0052af5e"/>
    </style:style>
    <style:style style:name="P14" style:family="paragraph" style:parent-style-name="Text_20_body" style:list-style-name="L2">
      <style:text-properties fo:font-size="14pt" officeooo:paragraph-rsid="007d95f3"/>
    </style:style>
    <style:style style:name="P15" style:family="paragraph" style:parent-style-name="Text_20_body" style:list-style-name="L3">
      <style:text-properties fo:font-size="14pt" officeooo:paragraph-rsid="0052af5e"/>
    </style:style>
    <style:style style:name="P16" style:family="paragraph" style:parent-style-name="Text_20_body">
      <style:text-properties fo:font-size="14pt" officeooo:paragraph-rsid="007d95f3"/>
    </style:style>
    <style:style style:name="P17" style:family="paragraph" style:parent-style-name="Text_20_body">
      <style:text-properties fo:font-size="14pt" officeooo:rsid="007d95f3" officeooo:paragraph-rsid="007d95f3"/>
    </style:style>
    <style:style style:name="P18" style:family="paragraph" style:parent-style-name="Text_20_body" style:list-style-name="L4">
      <style:text-properties officeooo:paragraph-rsid="007d95f3"/>
    </style:style>
    <style:style style:name="P19" style:family="paragraph" style:parent-style-name="Text_20_body" style:list-style-name="L5">
      <style:text-properties officeooo:paragraph-rsid="007d95f3"/>
    </style:style>
    <style:style style:name="P20" style:family="paragraph" style:parent-style-name="Text_20_body" style:list-style-name="L6">
      <style:text-properties officeooo:paragraph-rsid="007d95f3"/>
    </style:style>
    <style:style style:name="P21" style:family="paragraph" style:parent-style-name="Text_20_body" style:list-style-name="L7">
      <style:text-properties officeooo:paragraph-rsid="007d95f3"/>
    </style:style>
    <style:style style:name="P22" style:family="paragraph" style:parent-style-name="Text_20_body" style:list-style-name="L8">
      <style:text-properties officeooo:paragraph-rsid="0052af5e"/>
    </style:style>
    <style:style style:name="P23" style:family="paragraph">
      <style:paragraph-properties fo:text-align="center" style:writing-mode="lr-tb"/>
      <style:text-properties fo:color="#ffffd7" loext:opacity="100%" style:font-name="Lato Heavy" fo:font-weight="bold" style:font-weight-asian="bold" style:font-weight-complex="bold"/>
    </style:style>
    <style:style style:name="P24" style:family="paragraph">
      <style:paragraph-properties fo:text-align="center" style:writing-mode="lr-tb"/>
      <style:text-properties fo:color="#ffffd7" loext:opacity="100%" style:font-name="Lato Heavy" fo:font-weight="bold" style:font-weight-asian="bold" style:font-weight-complex="bold"/>
    </style:style>
    <style:style style:name="P25" style:family="paragraph">
      <style:paragraph-properties fo:text-align="justify" style:writing-mode="lr-tb"/>
      <style:text-properties fo:color="#2a6099" loext:opacity="100%" fo:font-weight="bold" style:font-weight-asian="bold" style:font-weight-complex="bold"/>
    </style:style>
    <style:style style:name="P26" style:family="paragraph">
      <loext:graphic-properties draw:fill-color="#ffffff"/>
      <style:paragraph-properties fo:text-align="justify" style:writing-mode="lr-tb"/>
      <style:text-properties fo:color="#2a6099" loext:opacity="100%" fo:font-weight="bold" style:font-weight-asian="bold" style:font-weight-complex="bold"/>
    </style:style>
    <style:style style:name="P27" style:family="paragraph">
      <loext:graphic-properties draw:fill-color="#000000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style:font-name="Lato Black" fo:font-weight="bold" style:font-weight-asian="bold" style:font-weight-complex="bold"/>
    </style:style>
    <style:style style:name="P30" style:family="paragraph">
      <style:paragraph-properties fo:text-align="center"/>
      <style:text-properties fo:font-size="12pt"/>
    </style:style>
    <style:style style:name="P31" style:family="paragraph">
      <style:paragraph-properties fo:text-align="justify"/>
    </style:style>
    <style:style style:name="P32" style:family="paragraph">
      <loext:graphic-properties draw:fill="none" draw:fill-color="#ffffff"/>
      <style:paragraph-properties fo:text-align="justify"/>
      <style:text-properties fo:color="#ffffd7" loext:opacity="100%" fo:font-size="12pt"/>
    </style:style>
    <style:style style:name="P33" style:family="paragraph">
      <style:paragraph-properties style:writing-mode="lr-tb"/>
      <style:text-properties fo:color="#2a6099" loext:opacity="100%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35" style:family="paragraph">
      <style:paragraph-properties fo:margin-top="0.704cm" fo:margin-bottom="0.704cm" fo:text-align="justify"/>
      <style:text-properties style:font-name="Lato"/>
    </style:style>
    <style:style style:name="P36" style:family="paragraph">
      <loext:graphic-properties draw:fill="none" draw:fill-color="#ffffff"/>
      <style:paragraph-properties fo:margin-top="0.704cm" fo:margin-bottom="0.704cm" fo:text-align="justify"/>
      <style:text-properties fo:color="#ffffd7" loext:opacity="100%" style:font-name="Lato" fo:font-size="12pt"/>
    </style:style>
    <style:style style:name="P37" style:family="paragraph">
      <style:paragraph-properties fo:margin-left="0cm" fo:margin-right="0cm" fo:margin-top="0.201cm" fo:margin-bottom="0.201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8" style:family="paragraph">
      <loext:graphic-properties draw:fill="none" draw:fill-color="#ffffff"/>
      <style:paragraph-properties fo:margin-left="0cm" fo:margin-right="0cm" fo:margin-top="0.201cm" fo:margin-bottom="0.201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 Black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1" style:family="paragraph">
      <loext:graphic-properties draw:fill="none" draw:fill-color="#ffffff"/>
      <style:text-properties style:font-name="Lato Black" fo:font-size="12pt" fo:font-weight="normal" style:font-weight-asian="normal" style:font-weight-complex="normal"/>
    </style:style>
    <style:style style:name="P42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3" style:family="paragraph">
      <loext:graphic-properties draw:fill="none" draw:fill-color="#ffffff"/>
      <style:text-properties style:font-name="Noto Sans CJK HK" style:text-underline-style="solid" style:text-underline-width="auto" style:text-underline-color="font-color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style:font-name="Lato Black" fo:font-weight="normal" style:font-weight-asian="normal" style:font-weight-complex="normal"/>
    </style:style>
    <style:style style:name="P45" style:family="paragraph">
      <loext:graphic-properties draw:fill="none" draw:fill-color="#ffffff"/>
      <style:text-properties style:font-name="Lato Black" fo:font-weight="bold" style:font-weight-asian="bold" style:font-weight-complex="bold"/>
    </style:style>
    <style:style style:name="T1" style:family="text">
      <style:text-properties style:font-name="Open Sans Extrabold"/>
    </style:style>
    <style:style style:name="T2" style:family="text">
      <style:text-properties style:font-name="Open Sans Extrabold" fo:font-size="9pt" fo:font-weight="bold" officeooo:rsid="00654d6c" style:font-size-asian="11pt" style:font-weight-asian="bold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7dbf4f" style:font-size-asian="11pt" style:font-weight-asian="bold"/>
    </style:style>
    <style:style style:name="T5" style:family="text">
      <style:text-properties fo:font-size="9pt" fo:font-weight="bold" officeooo:rsid="00654d6c" style:font-size-asian="11pt" style:font-weight-asian="bold"/>
    </style:style>
    <style:style style:name="T6" style:family="text">
      <style:text-properties fo:font-size="14pt"/>
    </style:style>
    <style:style style:name="T7" style:family="text">
      <style:text-properties fo:font-size="14pt" officeooo:rsid="007d95f3"/>
    </style:style>
    <style:style style:name="T8" style:family="text">
      <style:text-properties officeooo:rsid="007dbf4f"/>
    </style:style>
    <style:style style:name="T9" style:family="text">
      <style:text-properties fo:color="#ffffd7" loext:opacity="100%" style:font-name="Lato Heavy" fo:font-size="21pt" fo:font-weight="bold" style:font-size-asian="18pt" style:font-weight-asian="bold" style:font-size-complex="21pt" style:font-weight-complex="bold"/>
    </style:style>
    <style:style style:name="T10" style:family="text">
      <style:text-properties fo:color="#2a6099" loext:opacity="100%" style:font-name="Arial Black" fo:font-size="15pt" fo:font-weight="bold" style:font-size-asian="13pt" style:font-weight-asian="bold" style:font-size-complex="15pt" style:font-weight-complex="bold"/>
    </style:style>
    <style:style style:name="T11" style:family="text">
      <style:text-properties style:font-name="Lato Black" fo:font-size="18pt" fo:font-weight="bold" style:font-size-asian="15pt" style:font-weight-asian="bold" style:font-size-complex="18pt" style:font-weight-complex="bold"/>
    </style:style>
    <style:style style:name="T12" style:family="text">
      <style:text-properties style:font-name="Lato Black" fo:font-weight="bold" style:font-weight-asian="bold" style:font-weight-complex="bold"/>
    </style:style>
    <style:style style:name="T13" style:family="text">
      <style:text-properties fo:color="#ffffd7" loext:opacity="100%" fo:font-size="22pt" style:font-size-asian="20pt" style:font-size-complex="22pt"/>
    </style:style>
    <style:style style:name="T14" style:family="text">
      <style:text-properties fo:color="#2a6099" loext:opacity="100%" fo:font-size="18pt" fo:font-weight="bold" style:font-size-asian="15pt" style:font-weight-asian="bold" style:font-size-complex="18pt" style:font-weight-complex="bold"/>
    </style:style>
    <style:style style:name="T15" style:family="text">
      <style:text-properties fo:color="#ffffd7" loext:opacity="100%" style:font-name="Lato" fo:font-size="24pt" style:font-size-asian="21pt" style:font-size-complex="24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 Black" fo:font-size="24pt" fo:letter-spacing="normal" fo:language="fr" fo:country="FR" fo:font-style="normal" fo:text-shadow="1pt 1pt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erif CJK SC" style:font-size-asian="21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Jamrul" fo:font-size="15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normal" style:font-name-complex="Lohit Devanagari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 Black" fo:font-size="15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normal" style:font-name-complex="Lohit Devanagari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 Black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normal" style:font-name-complex="Lohit Devanagari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 Black" fo:font-size="21pt" fo:letter-spacing="normal" fo:language="fr" fo:country="FR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normal" style:font-name-complex="Lohit Devanagari1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Lato Black" fo:font-size="15pt" fo:font-weight="normal" style:font-size-asian="13pt" style:font-weight-asian="normal" style:font-size-complex="15pt" style:font-weight-complex="normal"/>
    </style:style>
    <style:style style:name="T22" style:family="text">
      <style:text-properties style:font-name="Noto Sans CJK HK" fo:font-size="18pt" style:text-underline-style="solid" style:text-underline-width="auto" style:text-underline-color="font-color" fo:font-weight="bold" style:font-size-asian="15pt" style:font-weight-asian="bold" style:font-size-complex="18pt" style:font-weight-complex="bold"/>
    </style:style>
    <style:style style:name="T23" style:family="text">
      <style:text-properties style:font-name="Jamrul" fo:font-size="20pt" style:text-underline-style="none" fo:font-weight="bold" style:font-size-asian="16pt" style:font-weight-asian="bold" style:font-size-complex="20pt" style:font-weight-complex="bold"/>
    </style:style>
    <style:style style:name="T24" style:family="text">
      <style:text-properties style:font-name="Lato Black" fo:font-size="15pt" style:text-underline-style="none" fo:font-weight="normal" style:font-size-asian="13pt" style:font-weight-asian="normal" style:font-size-complex="15pt" style:font-weight-complex="normal"/>
    </style:style>
    <style:style style:name="T25" style:family="text">
      <style:text-properties fo:color="#ffffff" loext:opacity="100%" style:font-name="Lato Black" fo:font-size="21pt" fo:text-shadow="1pt 1pt" style:text-underline-style="solid" style:text-underline-width="auto" style:text-underline-color="font-color" fo:font-weight="normal" style:font-size-asian="18pt" style:font-weight-asian="normal" style:font-size-complex="21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365cm" fo:min-width="4.46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1.272cm" fo:min-width="12.06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274cm" fo:min-width="3.8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1.274cm" fo:min-width="13.42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cm" draw:marker-start-width="0.353cm" draw:marker-end-width="0.353cm" draw:fill-color="#000000" draw:textarea-horizontal-align="justify" draw:textarea-vertical-align="middle" draw:auto-grow-height="false" fo:min-height="0.22cm" fo:min-width="19.56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2.4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9.768cm" fo:min-width="19.653cm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2.3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1.274cm" fo:min-width="14.84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0.1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9.3cm" fo:min-width="19.653cm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13.4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draw:textarea-vertical-align="middle" fo:min-height="1.8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9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2.291cm" fo:min-width="16.91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4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2.251cm" fo:min-width="17.5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2.8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Cadre de texte 6" draw:style-name="gr19" draw:text-style-name="P45" svg:width="6.986cm" svg:height="2.895cm" svg:x="-0.993cm" svg:y="0.243cm"><draw:text-box><text:p><text:span text:style-name="T11">OUEDRAOGO </text:span></text:p><text:p><text:span text:style-name="T12"/></text:p><text:p><text:span text:style-name="T11">WENDTOIN ISSAKA</text:span></text:p></draw:text-box></draw:frame><draw:custom-shape text:anchor-type="paragraph" draw:z-index="1" draw:name="Forme 5" draw:style-name="gr18" svg:width="18.275cm" svg:height="2.999cm" svg:x="-0.159cm" svg:y="5.062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frame text:anchor-type="paragraph" draw:z-index="2" draw:name="Cadre de texte 7" draw:style-name="gr17" draw:text-style-name="P44" svg:width="17.432cm" svg:height="1.488cm" svg:x="0.235cm" svg:y="6.244cm"><draw:text-box><text:p text:style-name="P28"><text:span text:style-name="T23">Module</text:span><text:span text:style-name="T24">: <text:s/></text:span><text:span text:style-name="T25">PROJETS <text:s/>TUTORÉS</text:span></text:p></draw:text-box></draw:frame><draw:frame text:anchor-type="paragraph" draw:z-index="3" draw:name="Cadre de texte 8" draw:style-name="gr16" draw:text-style-name="P43" svg:width="4.058cm" svg:height="0.923cm" svg:x="7.228cm" svg:y="8.357cm"><draw:text-box><text:p><text:span text:style-name="T22">ENONCE</text:span></text:p></draw:text-box></draw:frame><draw:frame text:anchor-type="paragraph" draw:z-index="5" draw:name="Cadre de texte 9" draw:style-name="gr14" draw:text-style-name="P41" svg:width="5.763cm" svg:height="0.997cm" svg:x="13.679cm" svg:y="26.06cm"><draw:text-box><text:p><text:span text:style-name="T21">Date : 03 Mars 2024</text:span></text:p></draw:text-box></draw:frame><draw:frame text:anchor-type="paragraph" draw:z-index="6" draw:name="Cadre de texte 10" draw:style-name="gr13" draw:text-style-name="P40" svg:width="17.432cm" svg:height="1.888cm" svg:x="0.37cm" svg:y="3.231cm"><draw:text-box><text:p text:style-name="P39"><text:span text:style-name="T17">Enseignant</text:span><text:span text:style-name="T18">:</text:span><text:span text:style-name="T19"> </text:span><text:span text:style-name="T20"><text:s/>M. OUEDRAOGO W. A. Marc Christian</text:span></text:p></draw:text-box></draw:frame><draw:custom-shape text:anchor-type="paragraph" draw:z-index="4" draw:name="Forme 6" draw:style-name="gr15" draw:text-style-name="P42" svg:width="18.239cm" svg:height="13.618cm" svg:x="-0.531cm" svg:y="9.51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 1" draw:style-name="gr5" draw:text-style-name="P27" svg:width="19.561cm" svg:height="0.221cm" svg:x="-1.109cm" svg:y="2.71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0" draw:name="Cadre de texte 36" draw:style-name="gr6" draw:text-style-name="P29" svg:width="6.28cm" svg:height="2.472cm" svg:x="14.954cm" svg:y="0.243cm"><draw:text-box><text:p text:style-name="P28"><text:span text:style-name="T11">DERA </text:span></text:p><text:p text:style-name="P28"><text:span text:style-name="T12"/></text:p><text:p text:style-name="P28"><text:span text:style-name="T11">SAOUDATOU</text:span></text:p></draw:text-box></draw:frame><draw:frame text:anchor-type="paragraph" draw:z-index="8" draw:name="Cadre de texte 1" draw:style-name="gr12" draw:text-style-name="P38" svg:width="16.442cm" svg:height="13.496cm" svg:x="2.902cm" svg:y="9.079cm"><draw:text-box><text:p text:style-name="P37"><text:span text:style-name="T16">Projet 3 : Cahier de charge</text:span></text:p></draw:text-box></draw:frame><draw:custom-shape text:anchor-type="paragraph" draw:z-index="21" draw:name="Forme 2" draw:style-name="gr5" draw:text-style-name="P27" svg:width="19.561cm" svg:height="0.221cm" svg:x="-1.109cm" svg:y="-0.286cm"><text:p/><draw:enhanced-geometry svg:viewBox="0 0 21600 21600" draw:mirror-horizontal="false" draw:mirror-vertical="false" draw:type="rectangle" draw:enhanced-path="M 0 0 L 21600 0 21600 21600 0 21600 0 0 Z N"/></draw:custom-shape></text:p>
      <text:h text:style-name="P8" text:outline-level="1" text:is-list-header="true"/>
      <text:p text:style-name="P2"/>
      <text:p text:style-name="P2"/>
      <text:p text:style-name="P5"/>
      <text:p text:style-name="P3"/>
      <text:p text:style-name="P3"><draw:custom-shape text:anchor-type="paragraph" draw:z-index="10" draw:name="Forme 20" draw:style-name="gr11" draw:text-style-name="P30" svg:width="19.654cm" svg:height="19.301cm" svg:x="-1.309cm" svg:y="0.3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e 9" draw:style-name="gr3" draw:text-style-name="P24" svg:width="4.037cm" svg:height="1.412cm" svg:x="-16.566cm" svg:y="0.713cm"><text:p text:style-name="P23"><text:span text:style-name="T9">PROJET 3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Forme 4" draw:style-name="gr4" draw:text-style-name="P26" svg:width="13.567cm" svg:height="1.412cm" svg:x="-13.48cm" svg:y="0.713cm"><text:p text:style-name="P25"><text:span text:style-name="T10"><text:tab/></text:span><text:span text:style-name="T10"><text:tab/></text:span><text:span text:style-name="T10">PLATEFORME DE LOCATION DE BIENS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Cadre de texte 5" draw:style-name="gr10" draw:text-style-name="P36" svg:width="17.604cm" svg:height="10.161cm" svg:x="-17.143cm" svg:y="6.862cm"><draw:text-box><text:p text:style-name="P35"><text:span text:style-name="T15">Développez une plateforme permettant aux utilisateurs de mettre en location des biens(voitures, logements, équipements, etc.), de gérer les réservations, les paiements et les avis des utilisateurs.</text:span></text:p></draw:text-box></draw:frame><draw:frame text:anchor-type="paragraph" draw:z-index="9" draw:name="Cadre de texte 26" draw:style-name="gr8" draw:text-style-name="P32" svg:width="18.827cm" svg:height="2.308cm" svg:x="-17.674cm" svg:y="2.062cm"><draw:text-box><text:p text:style-name="P31"><text:span text:style-name="T13">Ecrire un algorithme dont le nom est « merci » et qui permet d’afficher à l’ecran la phrase suivante : </text:span></text:p></draw:text-box></draw:frame></text:p>
      <text:h text:style-name="P9" text:outline-level="1" text:is-list-header="true"><draw:custom-shape text:anchor-type="paragraph" draw:z-index="19" draw:name="Forme 17" draw:style-name="gr7" draw:text-style-name="P30" svg:width="19.654cm" svg:height="19.769cm" svg:x="-1.238cm" svg:y="3.72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8" draw:name="Cadre de texte 18" draw:style-name="gr8" draw:text-style-name="P32" svg:width="18.827cm" svg:height="2.308cm" svg:x="-0.603cm" svg:y="5.948cm"><draw:text-box><text:p text:style-name="P31"><text:span text:style-name="T13">Ecrire un algorithme dont le nom est « merci » et qui permet d’afficher à l’ecran la phrase suivante : </text:span></text:p></draw:text-box></draw:frame><draw:custom-shape text:anchor-type="paragraph" draw:z-index="17" draw:name="Forme 16" draw:style-name="gr9" draw:text-style-name="P34" svg:width="14.987cm" svg:height="1.412cm" svg:x="1.261cm" svg:y="4.057cm"><text:p text:style-name="P33"><text:span text:style-name="T14"><text:tab/></text:span><text:span text:style-name="T14"><text:tab/></text:span><text:span text:style-name="T14"><text:tab/></text:span><text:span text:style-name="T14"><text:tab/></text:span><text:span text:style-name="T14">1. DISPONIBILITÉ : ÉLEV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Cadre de texte 12" draw:style-name="gr8" draw:text-style-name="P32" svg:width="18.827cm" svg:height="2.308cm" svg:x="-17.674cm" svg:y="6.062cm"><draw:text-box><text:p text:style-name="P31"><text:span text:style-name="T13">Ecrire un algorithme dont le nom est « merci » et qui permet d’afficher à l’ecran la phrase suivante : </text:span></text:p></draw:text-box></draw:frame><draw:frame text:anchor-type="paragraph" draw:z-index="13" draw:name="Cadre de texte 13" draw:style-name="gr8" draw:text-style-name="P32" svg:width="18.827cm" svg:height="2.308cm" svg:x="-17.674cm" svg:y="11.063cm"><draw:text-box><text:p text:style-name="P31"><text:span text:style-name="T13">Ecrire un algorithme dont le nom est « merci » et qui permet d’afficher à l’ecran la phrase suivante : </text:span></text:p></draw:text-box></draw:frame><draw:frame text:anchor-type="paragraph" draw:z-index="14" draw:name="Cadre de texte 14" draw:style-name="gr8" draw:text-style-name="P32" svg:width="18.827cm" svg:height="2.308cm" svg:x="-17.674cm" svg:y="15.397cm"><draw:text-box><text:p text:style-name="P31"><text:span text:style-name="T13">Ecrire un algorithme dont le nom est « merci » et qui permet d’afficher à l’ecran la phrase suivante : </text:span></text:p></draw:text-box></draw:frame><draw:frame text:anchor-type="paragraph" draw:z-index="16" draw:name="Cadre de texte 19" draw:style-name="gr8" draw:text-style-name="P32" svg:width="18.827cm" svg:height="2.308cm" svg:x="-17.674cm" svg:y="15.397cm"><draw:text-box><text:p text:style-name="P31"><text:span text:style-name="T13">Ecrire un algorithme dont le nom est « merci » et qui permet d’afficher à l’ecran la phrase suivante : </text:span></text:p></draw:text-box></draw:frame><draw:frame text:anchor-type="paragraph" draw:z-index="15" draw:name="Cadre de texte 17" draw:style-name="gr8" draw:text-style-name="P32" svg:width="18.827cm" svg:height="2.308cm" svg:x="-17.674cm" svg:y="6.062cm"><draw:text-box><text:p text:style-name="P31"><text:span text:style-name="T13">Ecrire un algorithme dont le nom est « merci » et qui permet d’afficher à l’ecran la phrase suivante : </text:span></text:p></draw:text-box></draw:frame><draw:custom-shape text:anchor-type="paragraph" draw:z-index="24" draw:name="Forme 10" draw:style-name="gr2" draw:text-style-name="P26" svg:width="12.202cm" svg:height="1.41cm" svg:x="4.187cm" svg:y="11.539cm"><text:p text:style-name="P25"><text:span text:style-name="T10"><text:tab/></text:span><text:span text:style-name="T10"><text:tab/></text:span><text:span text:style-name="T10">CAHIER DE CHARGE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Forme 12" draw:style-name="gr1" draw:text-style-name="P24" svg:width="4.61cm" svg:height="1.511cm" svg:x="0.254cm" svg:y="11.439cm"><text:p text:style-name="P23"><text:span text:style-name="T9">PROJET 3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p text:style-name="P10"/>
      <text:p text:style-name="P12">1. Objectifs du projet :</text:p>
      <text:list text:style-name="L2">
        <text:list-item>
          <text:p text:style-name="P13">Développer une plateforme de location de biens en ligne pour les utilisateurs.</text:p>
        </text:list-item>
        <text:list-item>
          <text:p text:style-name="P13">Permettre aux utilisateurs de mettre en location leurs biens et de gérer les réservations.</text:p>
        </text:list-item>
        <text:list-item>
          <text:p text:style-name="P14">Fournir un système de paiement sécurisé et la possibilité pour les utilisateurs de laisser des avis sur les biens loués.</text:p>
          <text:p text:style-name="P14"/>
        </text:list-item>
      </text:list>
      <text:p text:style-name="P12">2. Fonctionnalités principales :</text:p>
      <text:list text:style-name="L3">
        <text:list-item>
          <text:p text:style-name="P15">Système d'inscription et de connexion des utilisateurs.</text:p>
        </text:list-item>
        <text:list-item>
          <text:p text:style-name="P15">Gestion des profils utilisateurs avec des informations personnelles, biens à louer, historique des réservations, etc.</text:p>
        </text:list-item>
        <text:list-item>
          <text:p text:style-name="P15">Catalogue de biens avec des informations détaillées, telles que la description, les caractéristiques, les tarifs, etc.</text:p>
        </text:list-item>
        <text:list-item>
          <text:p text:style-name="P15">Processus de réservation avec disponibilité en temps réel, confirmation de réservation et génération de facture.</text:p>
        </text:list-item>
        <text:list-item>
          <text:p text:style-name="P15">Système de paiement en ligne sécurisé avec des options de paiement multiples.</text:p>
        </text:list-item>
        <text:list-item>
          <text:p text:style-name="P15">Système de notation et d'avis des utilisateurs sur les biens loués.</text:p>
        </text:list-item>
      </text:list>
      <text:p text:style-name="P12"/>
      <text:p text:style-name="P12">3. Interface utilisateur :</text:p>
      <text:list text:style-name="L4">
        <text:list-item>
          <text:p text:style-name="P18"><text:span text:style-name="T6">Conception d'une interface utilisateur conviviale et attrayante pour faciliter la recherche et la réservation de biens.</text:span></text:p>
        </text:list-item>
        <text:list-item>
          <text:p text:style-name="P18"><text:span text:style-name="T6">Affichage clair des informations sur les biens, les tarifs et la disponibilité.</text:span></text:p>
        </text:list-item>
        <text:list-item>
          <text:p text:style-name="P18"><text:span text:style-name="T6">Processus de réservation simple et intuitif.</text:span></text:p>
        </text:list-item>
      </text:list>
      <text:p text:style-name="P11"><text:span text:style-name="T6"/></text:p>
      <text:p text:style-name="P11"><text:span text:style-name="T6"/></text:p>
      <text:p text:style-name="P11"><text:span text:style-name="T6"/></text:p>
      <text:list text:continue-numbering="true" text:style-name="L4">
        <text:list-header>
          <text:p text:style-name="P18"><text:span text:style-name="T6"/></text:p>
        </text:list-header>
      </text:list>
      <text:p text:style-name="P17"><text:soft-page-break/>4. Technologies utilisées :</text:p>
      <text:list text:continue-numbering="true" text:style-name="L4">
        <text:list-item>
          <text:p text:style-name="P18"><text:span text:style-name="T6">Langage de programmation : Python</text:span></text:p>
        </text:list-item>
        <text:list-item>
          <text:p text:style-name="P18"><text:span text:style-name="T6">Framework Backend : Django</text:span></text:p>
        </text:list-item>
        <text:list-item>
          <text:p text:style-name="P18">Framework Frontend : Bootstrap</text:p>
        </text:list-item>
        <text:list-item>
          <text:p text:style-name="P18"><text:span text:style-name="T6">Base de données : PostgreSQL</text:span></text:p>
        </text:list-item>
      </text:list>
      <text:p text:style-name="P17"/>
      <text:p text:style-name="P12">5. Exigences de performance :</text:p>
      <text:list text:style-name="L5">
        <text:list-item>
          <text:p text:style-name="P19"><text:span text:style-name="T6">La plateforme doit pouvoir gérer un grand nombre d'utilisateurs et de biens à louer.</text:span></text:p>
        </text:list-item>
        <text:list-item>
          <text:p text:style-name="P19"><text:span text:style-name="T6">Les temps de réponse doivent être rapides pour offrir une expérience utilisateur</text:span></text:p>
        </text:list-item>
      </text:list>
      <text:p text:style-name="P16">fluide.</text:p>
      <text:list text:style-name="L6">
        <text:list-item>
          <text:p text:style-name="P20"><text:span text:style-name="T6">Le système de paiement doit être sécurisé et fiable.</text:span></text:p>
          <text:p text:style-name="P20"><text:span text:style-name="T6"/></text:p>
        </text:list-item>
      </text:list>
      <text:p text:style-name="P16">6. Évolutivité et extensibilité :</text:p>
      <text:list text:style-name="L7">
        <text:list-item>
          <text:p text:style-name="P21"><text:span text:style-name="T6">Le système doit être extensible pour permettre l'ajout de nouvelles fonctionnalités à l'avenir, telles que la gestion des promotions, les recommandations personnalisées, etc.</text:span></text:p>
          <text:p text:style-name="P21"><text:span text:style-name="T6"/></text:p>
        </text:list-item>
      </text:list>
      <text:p text:style-name="P12">7. Contraintes de développement :</text:p>
      <text:list text:style-name="L8">
        <text:list-item>
          <text:p text:style-name="P22"><text:span text:style-name="T6">Respecter les bonnes pratiques de développement web en utilisant des normes</text:span></text:p>
        </text:list-item>
      </text:list>
      <text:p text:style-name="P16">de codage propres, une documentation claire et des tests unitaires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Calibri" svg:font-family="Calibri" style:font-family-generic="swiss" style:font-pitch="variable"/>
    <style:font-face style:name="Jamrul" svg:font-family="Jamrul" style:font-pitch="variable"/>
    <style:font-face style:name="Lato" svg:font-family="Lato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left="0.018cm" fo:margin-right="0.004cm" fo:margin-top="0cm" fo:margin-bottom="0.002cm" style:contextual-spacing="false" fo:line-height="108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d97e7" officeooo:paragraph-rsid="000d97e7"/>
    </style:style>
    <style:style style:name="MP2" style:family="paragraph" style:parent-style-name="Footer">
      <style:text-properties officeooo:paragraph-rsid="002f44ac"/>
    </style:style>
    <style:style style:name="MT1" style:family="text">
      <style:text-properties style:font-name="Open Sans Extrabold"/>
    </style:style>
    <style:style style:name="MT2" style:family="text">
      <style:text-properties fo:font-size="11pt" fo:font-weight="bold" officeooo:rsid="007dbf4f" style:font-size-asian="11pt" style:font-weight-asian="bold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9pt" fo:font-weight="bold" officeooo:rsid="00654d6c" style:font-size-asian="11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cence 2 Génie Logiciel <text:tab/><text:tab/>Pure Developper</text:p>
      </style:header>
      <style:footer>
        <text:p text:style-name="MP2"><text:span text:style-name="MT1"><text:page-number text:select-page="current">5</text:page-number></text:span><text:span text:style-name="MT1">/</text:span><text:span text:style-name="MT1"><text:page-count>5</text:page-count></text:span><text:tab/><text:span text:style-name="Default_20_Paragraph_20_Font"><text:span text:style-name="MT2">SAOUDATOU DERA / W</text:span></text:span><text:span text:style-name="Default_20_Paragraph_20_Font"><text:span text:style-name="MT3">ENDTOIN ISSAKA <text:s text:c="5"/></text:span></text:span><text:a xlink:type="simple" xlink:href="mailto:ouedraogowendtoinissaka@gmail.com" text:style-name="Internet_20_link" text:visited-style-name="Visited_20_Internet_20_Link"><text:span text:style-name="Default_20_Paragraph_20_Font"><text:span text:style-name="MT4">ouedraogowendtoinissaka@gmail.com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7:36:18.488127401</meta:creation-date>
    <meta:generator>LibreOffice/24.2.0.3$Linux_X86_64 LibreOffice_project/a9077e3fef0a06cb428c7a740a03f33bf70ac6ee</meta:generator>
    <dc:date>2024-03-03T19:42:55.561366607</dc:date>
    <meta:editing-duration>PT14H8M17S</meta:editing-duration>
    <meta:editing-cycles>53</meta:editing-cycles>
    <meta:print-date>2024-03-03T19:47:08.178024214</meta:print-date>
    <meta:printed-by>Fichiers PDF</meta:printed-by>
    <meta:document-statistic meta:table-count="0" meta:image-count="0" meta:object-count="0" meta:page-count="5" meta:paragraph-count="36" meta:word-count="324" meta:character-count="2078" meta:non-whitespace-character-count="1804"/>
  </office:meta>
</office:document-meta>
</file>